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~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~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~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~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"heeeeey!", and I
replied, "yeaaaaaah!"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Valley of Mirages"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~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the heck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"sacred"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~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~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~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~? I wonder what kinda answer you were
gonna come out with~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~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~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"Twintails ☆ Idol"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~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"Aaaaahn ////"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"dirt
fell through a hole in the heavens and piled
up on the ground"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"Light of
Diabolus"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sorts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ur adventures on this developing planet
are 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lot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"Adigorn"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"Though the Magic amplification effects have
already worn off, I cannot have you taking
our power lightly!"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"Going up against four Heavenly Maidens might
be a tough one, but we'll do what we can."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"It looks like we have no choice but to
accept your challenge."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"I don't really get what's going on, but
this is our chance to chip away at the enemy
forces!"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"Let us engage!"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"Phew, we are facing off at last..."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"We can't afford to squander this opportunity."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"We'll settle this in one fell swoop."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"OK! We'll take it from here!"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"All hands, CHAAAAAARGE!!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"If you're such an indoor person, why would
you want to go to all this trouble just to
test our strength...?"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"It's like when you've been cooped up for so
long that you suddenly want to move around,
you know?"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"I don't really get it, but less thinkin' and
more beatin' each other up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"(Is it me, or does she looks a little like
Akizora-san...?)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"All riiight——, Mirara-chan's gonna do her
best——!"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"Don't get careless, or you'll get all tied
up! ☆"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29+02:00</meta:creation-date>
    <dc:date>2020-04-18T13:42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